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c6620" officeooo:paragraph-rsid="001c6620"/>
    </style:style>
    <style:style style:name="P2" style:family="paragraph" style:parent-style-name="Standard">
      <style:text-properties fo:font-size="12pt" fo:language="fr" fo:country="FR" fo:font-weight="normal" officeooo:rsid="001c6620" officeooo:paragraph-rsid="001c6620" style:font-weight-asian="normal" style:font-weight-complex="normal"/>
    </style:style>
    <style:style style:name="P3" style:family="paragraph" style:parent-style-name="Standard" style:list-style-name="L1">
      <style:text-properties fo:language="fr" fo:country="FR" officeooo:rsid="001c6620" officeooo:paragraph-rsid="001c6620"/>
    </style:style>
    <style:style style:name="P4" style:family="paragraph" style:parent-style-name="Standard" style:list-style-name="L2">
      <style:text-properties fo:language="fr" fo:country="FR" officeooo:rsid="001c6620" officeooo:paragraph-rsid="001c6620"/>
    </style:style>
    <style:style style:name="P5" style:family="paragraph" style:parent-style-name="Standard">
      <style:text-properties fo:language="fr" fo:country="FR" officeooo:rsid="001f9711" officeooo:paragraph-rsid="001c6620"/>
    </style:style>
    <style:style style:name="T1" style:family="text">
      <style:text-properties officeooo:rsid="001d0c67"/>
    </style:style>
    <style:style style:name="T2" style:family="text">
      <style:text-properties officeooo:rsid="001daa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 clauses</text:p>
      <text:p text:style-name="P1">Ex :</text:p>
      <text:list xml:id="list5445847188628182092" text:style-name="L1">
        <text:list-item>
          <text:p text:style-name="P3">Présent</text:p>
          <text:list>
            <text:list-item>
              <text:p text:style-name="P3">If self-driving cars reduce accidents, they will take the lead on the market</text:p>
            </text:list-item>
          </text:list>
        </text:list-item>
        <text:list-item>
          <text:p text:style-name="P3">Prétérit</text:p>
          <text:list>
            <text:list-item>
              <text:p text:style-name="P3">If self-driving cars reduced accidents, they would take …</text:p>
            </text:list-item>
          </text:list>
        </text:list-item>
      </text:list>
      <text:p text:style-name="P1"/>
      <text:p text:style-name="P1"/>
      <text:p text:style-name="P1">From « ethical problems of self-driving cars » → 5 sentences (2 in present, 2 in past, 1 in whatever)</text:p>
      <text:p text:style-name="P1"/>
      <text:list xml:id="list2350898101938790023" text:style-name="L2">
        <text:list-item>
          <text:p text:style-name="P4">If a SDC was <text:span text:style-name="T1">responsible</text:span> <text:span text:style-name="T1">for</text:span> an accident, the question would be to decide who is <text:span text:style-name="T1">guilty</text:span></text:p>
          <text:p text:style-name="P4"/>
        </text:list-item>
        <text:list-item>
          <text:p text:style-name="P4">If <text:span text:style-name="T2">a car cannot avoid the user from getting hurt without causing damage, it will choose the best solution to do the least amount of harm</text:span></text:p>
        </text:list-item>
      </text:list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02:07.480000000</meta:creation-date>
    <dc:date>2018-10-18T14:23:45.894000000</dc:date>
    <meta:editing-duration>PT19M32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0" meta:word-count="98" meta:character-count="493" meta:non-whitespace-character-count="411"/>
  </office:meta>
</office:document-meta>
</file>